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46.11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43.66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5.95mm"/>
    </style:style>
    <style:style style:name="co12" style:family="table-column">
      <style:table-column-properties fo:break-before="auto" style:column-width="24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33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ffff8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66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8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11">
      <style:table-cell-properties fo:background-color="#33ff99"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1">
      <style:table-cell-properties fo:background-color="#ffff99"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11">
      <style:table-cell-properties fo:background-color="#ffff87"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11">
      <style:table-cell-properties fo:background-color="#ff6600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</style:style>
    <style:style style:name="ce17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11">
      <style:table-cell-properties fo:background-color="#33ff99"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11">
      <style:table-cell-properties fo:background-color="#ffff87"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11">
      <style:table-cell-properties fo:background-color="#ff6600"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mm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3">
      <style:table-cell-properties fo:background-color="#33ff99" style:text-align-source="fix" style:repeat-content="false"/>
      <style:paragraph-properties fo:text-align="center" fo:margin-left="0mm"/>
    </style:style>
    <style:style style:name="ce29" style:family="table-cell" style:parent-style-name="Default" style:data-style-name="N3">
      <style:table-cell-properties fo:background-color="#ffff99"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3">
      <style:table-cell-properties fo:background-color="#ffff87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3">
      <style:table-cell-properties fo:background-color="#ff6600" style:text-align-source="fix" style:repeat-content="false"/>
      <style:paragraph-properties fo:text-align="center" fo:margin-left="0mm"/>
    </style:style>
    <style:style style:name="ce32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</style:style>
    <style:style style:name="ce33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 style:data-style-name="N11">
      <style:table-cell-properties fo:background-color="#33ff99" style:text-align-source="fix" style:repeat-content="false"/>
      <style:paragraph-properties fo:text-align="center" fo:margin-left="0mm"/>
    </style:style>
    <style:style style:name="ce36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11">
      <style:table-cell-properties fo:background-color="#ffff87" style:text-align-source="fix" style:repeat-content="false"/>
      <style:paragraph-properties fo:text-align="center" fo:margin-left="0mm"/>
    </style:style>
    <style:style style:name="ce38" style:family="table-cell" style:parent-style-name="Default" style:data-style-name="N11">
      <style:table-cell-properties fo:background-color="#ff6600" style:text-align-source="fix" style:repeat-content="false"/>
      <style:paragraph-properties fo:text-align="center" fo:margin-left="0mm"/>
    </style:style>
    <style:style style:name="ce3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mm"/>
    </style:style>
    <style:style style:name="ce40" style:family="table-cell" style:parent-style-name="Default">
      <style:table-cell-properties fo:background-color="#33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99"/>
    </style:style>
    <style:style style:name="ce49" style:family="table-cell" style:parent-style-name="Default">
      <style:table-cell-properties fo:background-color="#ffff87"/>
    </style:style>
    <style:style style:name="ce50" style:family="table-cell" style:parent-style-name="Default">
      <style:table-cell-properties fo:background-color="#ff6600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 style:data-style-name="N100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 style:data-style-name="N3">
      <style:table-cell-properties fo:background-color="#99ff66" style:text-align-source="fix" style:repeat-content="false" fo:border="0.06pt solid #000000"/>
      <style:paragraph-properties fo:text-align="center" fo:margin-left="0mm"/>
    </style:style>
    <style:style style:name="ce56" style:family="table-cell" style:parent-style-name="Default" style:data-style-name="N3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 style:data-style-name="N111">
      <style:table-cell-properties fo:background-color="#99ff66" style:text-align-source="fix" style:repeat-content="false" fo:border="0.06pt solid #000000"/>
      <style:paragraph-properties fo:text-align="center" fo:margin-left="0mm"/>
    </style:style>
    <style:style style:name="ce58" style:family="table-cell" style:parent-style-name="Default">
      <style:table-cell-properties fo:background-color="#99ff66" fo:border="0.06pt solid #000000"/>
    </style:style>
    <style:style style:name="ce59" style:family="table-cell" style:parent-style-name="Default" style:data-style-name="N111">
      <style:table-cell-properties fo:background-color="#ff6600" style:text-align-source="fix" style:repeat-content="false" fo:border="0.06pt solid #000000"/>
      <style:paragraph-properties fo:text-align="center" fo:margin-left="0mm"/>
    </style:style>
    <style:style style:name="ce60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62" style:family="table-cell" style:parent-style-name="Default" style:data-style-name="N3">
      <style:table-cell-properties fo:background-color="#99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atrimonio_12051" table:style-name="ta1">
        <table:table-column table:style-name="co1" table:default-cell-style-name="ce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9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9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0" table:default-cell-style-name="ce34"/>
        <table:table-column table:style-name="co10" table:default-cell-style-name="ce43"/>
        <table:table-column table:style-name="co10" table:visibility="collapse" table:default-cell-style-name="ce27"/>
        <table:table-column table:style-name="co10" table:default-cell-style-name="ce27"/>
        <table:table-column table:style-name="co10" table:default-cell-style-name="ce43"/>
        <table:table-column table:style-name="co9" table:default-cell-style-name="ce43"/>
        <table:table-column table:style-name="co10" table:number-columns-repeated="1005" table:default-cell-style-name="Default"/>
        <table:table-row table:style-name="ro1">
          <table:table-cell office:value-type="string" calcext:value-type="string">
            <text:p>FECHA</text:p>
          </table:table-cell>
          <table:table-cell table:style-name="ce10" office:value-type="string" calcext:value-type="string">
            <text:p>STOCK</text:p>
          </table:table-cell>
          <table:table-cell table:style-name="ce10" office:value-type="string" calcext:value-type="string">
            <text:p>ARMADOS FACTURADOS</text:p>
          </table:table-cell>
          <table:table-cell table:style-name="ce10" office:value-type="string" calcext:value-type="string">
            <text:p>ARMADOS</text:p>
          </table:table-cell>
          <table:table-cell table:style-name="ce18" office:value-type="string" calcext:value-type="string">
            <text:p>MERCADERIA</text:p>
          </table:table-cell>
          <table:table-cell table:style-name="ce10" office:value-type="string" calcext:value-type="string">
            <text:p>CLIENTES</text:p>
          </table:table-cell>
          <table:table-cell table:style-name="ce10" office:value-type="string" calcext:value-type="string">
            <text:p>COMISIONES FUTURAS</text:p>
          </table:table-cell>
          <table:table-cell table:style-name="ce10" office:value-type="string" calcext:value-type="string">
            <text:p>PROVEEDORs</text:p>
          </table:table-cell>
          <table:table-cell table:style-name="ce10" office:value-type="string" calcext:value-type="string">
            <text:p>CAJA</text:p>
          </table:table-cell>
          <table:table-cell table:style-name="ce18" office:value-type="string" calcext:value-type="string">
            <text:p>LIQUIDEZ</text:p>
          </table:table-cell>
          <table:table-cell table:style-name="ce26" office:value-type="string" calcext:value-type="string">
            <text:p>PATRIMONIO</text:p>
          </table:table-cell>
          <table:table-cell table:style-name="ce26" office:value-type="string" calcext:value-type="string">
            <text:p>EXISTENCIA</text:p>
          </table:table-cell>
          <table:table-cell table:style-name="ce26" office:value-type="string" calcext:value-type="string">
            <text:p>DELTA</text:p>
          </table:table-cell>
          <table:table-cell table:style-name="ce33" office:value-type="string" calcext:value-type="string">
            <text:p>PORCENT</text:p>
          </table:table-cell>
          <table:table-cell table:style-name="ce1" office:value-type="string" calcext:value-type="string">
            <text:p>FECHA</text:p>
          </table:table-cell>
          <table:table-cell table:style-name="ce26" office:value-type="string" calcext:value-type="string">
            <text:p>DELTA</text:p>
          </table:table-cell>
          <table:table-cell table:style-name="ce26" office:value-type="string" calcext:value-type="string">
            <text:p>GANANCIA</text:p>
          </table:table-cell>
          <table:table-cell table:style-name="ce1" office:value-type="string" calcext:value-type="string">
            <text:p>DOLAR</text:p>
          </table:table-cell>
          <table:table-cell table:style-name="ce1" office:value-type="string" calcext:value-type="string">
            <text:p>PATRM. USD</text:p>
          </table:table-cell>
          <table:table-cell table:style-name="ce46" table:number-columns-repeated="1004"/>
          <table:table-cell/>
        </table:table-row>
        <table:table-row table:style-name="ro1">
          <table:table-cell table:style-name="ce2" office:value-type="string" calcext:value-type="string">
            <text:p>2019-06-15</text:p>
          </table:table-cell>
          <table:table-cell office:value-type="float" office:value="20659967" calcext:value-type="float">
            <text:p>20.659.967</text:p>
          </table:table-cell>
          <table:table-cell office:value-type="float" office:value="-19682877" calcext:value-type="float">
            <text:p>-19.682.877</text:p>
          </table:table-cell>
          <table:table-cell office:value-type="float" office:value="34429" calcext:value-type="float">
            <text:p>34.429</text:p>
          </table:table-cell>
          <table:table-cell table:formula="of:=([.B2]+[.C2]+[.D2]-[.H2])/[.K2]" office:value-type="percentage" office:value="0.415125899577626" calcext:value-type="percentage">
            <text:p>41,51 %</text:p>
          </table:table-cell>
          <table:table-cell office:value-type="float" office:value="595402" calcext:value-type="float">
            <text:p>595.402</text:p>
          </table:table-cell>
          <table:table-cell table:formula="of:=[.F2]*0.1" office:value-type="float" office:value="59540.2" calcext:value-type="float">
            <text:p>59.540</text:p>
          </table:table-cell>
          <table:table-cell office:value-type="float" office:value="629470" calcext:value-type="float">
            <text:p>629.470</text:p>
          </table:table-cell>
          <table:table-cell office:value-type="float" office:value="2410" calcext:value-type="float">
            <text:p>2.410</text:p>
          </table:table-cell>
          <table:table-cell table:formula="of:=([.F2]-[.G2]+[.I2])/[.K2]" office:value-type="percentage" office:value="0.584874100422375" calcext:value-type="percentage">
            <text:p>58,49 %</text:p>
          </table:table-cell>
          <table:table-cell table:formula="of:=[.B2]+[.C2]+[.D2]+[.F2]-[.G2]-[.H2]+[.I2]" office:value-type="float" office:value="920320.8" calcext:value-type="float">
            <text:p>920.321</text:p>
          </table:table-cell>
          <table:table-cell table:formula="of:=[.B2]+[.C2]-[.D2]" office:value-type="float" office:value="942661" calcext:value-type="float">
            <text:p>942.66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[.A2]" office:value-type="string" office:string-value="2019-06-15" calcext:value-type="string">
            <text:p>2019-06-15</text:p>
          </table:table-cell>
          <table:table-cell table:number-columns-repeated="2"/>
          <table:table-cell office:value-type="float" office:value="45.25" calcext:value-type="float">
            <text:p>45,25</text:p>
          </table:table-cell>
          <table:table-cell table:formula="of:=[.K2]/[.R2]" office:value-type="float" office:value="20338.5812154696" calcext:value-type="float">
            <text:p>20338,5812154696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2019-06-30</text:p>
          </table:table-cell>
          <table:table-cell table:style-name="ce12" office:value-type="float" office:value="20971764" calcext:value-type="float">
            <text:p>20.971.764</text:p>
          </table:table-cell>
          <table:table-cell table:style-name="ce12" office:value-type="float" office:value="-19951212" calcext:value-type="float">
            <text:p>-19.951.212</text:p>
          </table:table-cell>
          <table:table-cell table:style-name="ce12" office:value-type="float" office:value="67143" calcext:value-type="float">
            <text:p>67.143</text:p>
          </table:table-cell>
          <table:table-cell table:style-name="ce20" table:formula="of:=([.B3]+[.C3]+[.D3]-[.H3])/[.K3]" office:value-type="percentage" office:value="0.37699705332549" calcext:value-type="percentage">
            <text:p>37,70 %</text:p>
          </table:table-cell>
          <table:table-cell table:style-name="ce12" office:value-type="float" office:value="557804" calcext:value-type="float">
            <text:p>557.804</text:p>
          </table:table-cell>
          <table:table-cell table:style-name="ce12" office:value-type="float" office:value="55780.4" calcext:value-type="float">
            <text:p>55.780</text:p>
          </table:table-cell>
          <table:table-cell table:style-name="ce12" office:value-type="float" office:value="722785" calcext:value-type="float">
            <text:p>722.785</text:p>
          </table:table-cell>
          <table:table-cell table:style-name="ce12" office:value-type="float" office:value="101005" calcext:value-type="float">
            <text:p>101.005</text:p>
          </table:table-cell>
          <table:table-cell table:style-name="ce20" table:formula="of:=([.F3]-[.G3]+[.I3])/[.K3]" office:value-type="percentage" office:value="0.62300294667451" calcext:value-type="percentage">
            <text:p>62,30 %</text:p>
          </table:table-cell>
          <table:table-cell table:style-name="ce28" table:formula="of:=[.B3]+[.C3]+[.D3]+[.F3]-[.G3]-[.H3]+[.I3]" office:value-type="float" office:value="967938.6" calcext:value-type="float">
            <text:p>967.939</text:p>
          </table:table-cell>
          <table:table-cell table:formula="of:=[.B3]+[.C3]-[.D3]" office:value-type="float" office:value="953409" calcext:value-type="float">
            <text:p>953.409</text:p>
          </table:table-cell>
          <table:table-cell table:style-name="ce28" table:formula="of:=[.K3]-[.K2]" office:value-type="float" office:value="47617.8" calcext:value-type="float">
            <text:p>47.618</text:p>
          </table:table-cell>
          <table:table-cell table:style-name="ce35" table:formula="of:=[.K3]/[.K2]-1" office:value-type="percentage" office:value="0.0517404365955871" calcext:value-type="percentage">
            <text:p>5,17 %</text:p>
          </table:table-cell>
          <table:table-cell table:style-name="ce40" table:formula="of:=[.A3]" office:value-type="string" office:string-value="2019-06-30" calcext:value-type="string">
            <text:p>2019-06-30</text:p>
          </table:table-cell>
          <table:table-cell table:style-name="ce28"/>
          <table:table-cell table:style-name="ce28" office:value-type="float" office:value="-19834.7812" calcext:value-type="float">
            <text:p>-19.835</text:p>
          </table:table-cell>
          <table:table-cell table:number-columns-repeated="2"/>
          <table:table-cell table:style-name="ce47" table:number-columns-repeated="1004"/>
          <table:table-cell/>
        </table:table-row>
        <table:table-row table:style-name="ro1">
          <table:table-cell table:style-name="ce2" office:value-type="string" calcext:value-type="string">
            <text:p>2019-07-15</text:p>
          </table:table-cell>
          <table:table-cell office:value-type="float" office:value="21006643" calcext:value-type="float">
            <text:p>21.006.643</text:p>
          </table:table-cell>
          <table:table-cell office:value-type="float" office:value="-20400528" calcext:value-type="float">
            <text:p>-20.400.528</text:p>
          </table:table-cell>
          <table:table-cell office:value-type="float" office:value="7565" calcext:value-type="float">
            <text:p>7.565</text:p>
          </table:table-cell>
          <table:table-cell table:formula="of:=([.B4]+[.C4]+[.D4]-[.H4])/[.K4]" office:value-type="percentage" office:value="0.254236716583824" calcext:value-type="percentage">
            <text:p>25,42 %</text:p>
          </table:table-cell>
          <table:table-cell office:value-type="float" office:value="717668" calcext:value-type="float">
            <text:p>717.668</text:p>
          </table:table-cell>
          <table:table-cell office:value-type="float" office:value="71766.8" calcext:value-type="float">
            <text:p>71.767</text:p>
          </table:table-cell>
          <table:table-cell office:value-type="float" office:value="357344" calcext:value-type="float">
            <text:p>357.344</text:p>
          </table:table-cell>
          <table:table-cell office:value-type="float" office:value="106020" calcext:value-type="float">
            <text:p>106.020</text:p>
          </table:table-cell>
          <table:table-cell table:formula="of:=([.F4]-[.G4]+[.I4])/[.K4]" office:value-type="percentage" office:value="0.745763283416176" calcext:value-type="percentage">
            <text:p>74,58 %</text:p>
          </table:table-cell>
          <table:table-cell table:formula="of:=[.B4]+[.C4]+[.D4]+[.F4]-[.G4]-[.H4]+[.I4]" office:value-type="float" office:value="1008257.2" calcext:value-type="float">
            <text:p>1.008.257</text:p>
          </table:table-cell>
          <table:table-cell table:formula="of:=[.B4]+[.C4]-[.D4]" office:value-type="float" office:value="598550" calcext:value-type="float">
            <text:p>598.550</text:p>
          </table:table-cell>
          <table:table-cell table:formula="of:=[.K4]-[.K3]" office:value-type="float" office:value="40318.5999999999" calcext:value-type="float">
            <text:p>40.319</text:p>
          </table:table-cell>
          <table:table-cell table:formula="of:=[.K4]/[.K3]-1" office:value-type="percentage" office:value="0.0416540883894907" calcext:value-type="percentage">
            <text:p>4,17 %</text:p>
          </table:table-cell>
          <table:table-cell table:style-name="ce1" table:formula="of:=[.A4]" office:value-type="string" office:string-value="2019-07-15" calcext:value-type="string">
            <text:p>2019-07-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019-07-31</text:p>
          </table:table-cell>
          <table:table-cell office:value-type="float" office:value="21941585" calcext:value-type="float">
            <text:p>21.941.585</text:p>
          </table:table-cell>
          <table:table-cell office:value-type="float" office:value="-21188969" calcext:value-type="float">
            <text:p>-21.188.969</text:p>
          </table:table-cell>
          <table:table-cell office:value-type="float" office:value="54881" calcext:value-type="float">
            <text:p>54.881</text:p>
          </table:table-cell>
          <table:table-cell table:formula="of:=([.B5]+[.C5]+[.D5]-[.H5])/[.K5]" office:value-type="percentage" office:value="0.155057553435075" calcext:value-type="percentage">
            <text:p>15,51 %</text:p>
          </table:table-cell>
          <table:table-cell office:value-type="float" office:value="842335" calcext:value-type="float">
            <text:p>842.335</text:p>
          </table:table-cell>
          <table:table-cell office:value-type="float" office:value="84233.5" calcext:value-type="float">
            <text:p>84.234</text:p>
          </table:table-cell>
          <table:table-cell office:value-type="float" office:value="650354" calcext:value-type="float">
            <text:p>650.354</text:p>
          </table:table-cell>
          <table:table-cell office:value-type="float" office:value="98205" calcext:value-type="float">
            <text:p>98.205</text:p>
          </table:table-cell>
          <table:table-cell table:formula="of:=([.F5]-[.G5]+[.I5])/[.K5]" office:value-type="percentage" office:value="0.844942446564925" calcext:value-type="percentage">
            <text:p>84,49 %</text:p>
          </table:table-cell>
          <table:table-cell table:formula="of:=[.B5]+[.C5]+[.D5]+[.F5]-[.G5]-[.H5]+[.I5]" office:value-type="float" office:value="1013449.5" calcext:value-type="float">
            <text:p>1.013.450</text:p>
          </table:table-cell>
          <table:table-cell table:formula="of:=[.B5]+[.C5]-[.D5]" office:value-type="float" office:value="697735" calcext:value-type="float">
            <text:p>697.735</text:p>
          </table:table-cell>
          <table:table-cell table:formula="of:=[.K5]-[.K4]" office:value-type="float" office:value="5192.30000000005" calcext:value-type="float">
            <text:p>5.192</text:p>
          </table:table-cell>
          <table:table-cell table:formula="of:=[.K5]/[.K4]-1" office:value-type="percentage" office:value="0.00514977725921528" calcext:value-type="percentage">
            <text:p>0,51 %</text:p>
          </table:table-cell>
          <table:table-cell table:style-name="ce1" table:formula="of:=[.A5]" office:value-type="string" office:string-value="2019-07-31" calcext:value-type="string">
            <text:p>2019-07-31</text:p>
          </table:table-cell>
          <table:table-cell table:formula="of:=[.K5]-[.K3]" office:value-type="float" office:value="45510.8999999999" calcext:value-type="float">
            <text:p>45.511</text:p>
          </table:table-cell>
          <table:table-cell office:value-type="float" office:value="26701.804" calcext:value-type="float">
            <text:p>26.70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2019-08-15</text:p>
          </table:table-cell>
          <table:table-cell office:value-type="float" office:value="22681583" calcext:value-type="float">
            <text:p>22.681.583</text:p>
          </table:table-cell>
          <table:table-cell office:value-type="float" office:value="-21925121" calcext:value-type="float">
            <text:p>-21.925.121</text:p>
          </table:table-cell>
          <table:table-cell office:value-type="float" office:value="0" calcext:value-type="float">
            <text:p>0</text:p>
          </table:table-cell>
          <table:table-cell table:formula="of:=([.B6]+[.C6]+[.D6]-[.H6])/[.K6]" office:value-type="percentage" office:value="-0.0930725597473579" calcext:value-type="percentage">
            <text:p>-9,31 %</text:p>
          </table:table-cell>
          <table:table-cell office:value-type="float" office:value="916756" calcext:value-type="float">
            <text:p>916.756</text:p>
          </table:table-cell>
          <table:table-cell office:value-type="float" office:value="91675.6" calcext:value-type="float">
            <text:p>91.676</text:p>
          </table:table-cell>
          <table:table-cell office:value-type="float" office:value="850471" calcext:value-type="float">
            <text:p>850.471</text:p>
          </table:table-cell>
          <table:table-cell office:value-type="float" office:value="278990" calcext:value-type="float">
            <text:p>278.990</text:p>
          </table:table-cell>
          <table:table-cell table:formula="of:=([.F6]-[.G6]+[.I6])/[.K6]" office:value-type="percentage" office:value="1.09307255974736" calcext:value-type="percentage">
            <text:p>109,31 %</text:p>
          </table:table-cell>
          <table:table-cell table:formula="of:=[.B6]+[.C6]+[.D6]+[.F6]-[.G6]-[.H6]+[.I6]" office:value-type="float" office:value="1010061.4" calcext:value-type="float">
            <text:p>1.010.061</text:p>
          </table:table-cell>
          <table:table-cell table:formula="of:=[.B6]+[.C6]-[.D6]" office:value-type="float" office:value="756462" calcext:value-type="float">
            <text:p>756.462</text:p>
          </table:table-cell>
          <table:table-cell table:formula="of:=[.K6]-[.K5]" office:value-type="float" office:value="-3388.10000000009" calcext:value-type="float">
            <text:p>-3.388</text:p>
          </table:table-cell>
          <table:table-cell table:formula="of:=[.K6]/[.K5]-1" office:value-type="percentage" office:value="-0.00334313648583384" calcext:value-type="percentage">
            <text:p>-0,33 %</text:p>
          </table:table-cell>
          <table:table-cell table:style-name="ce1" table:formula="of:=[.A6]" office:value-type="string" office:string-value="2019-08-15" calcext:value-type="string">
            <text:p>2019-08-15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2019-08-31</text:p>
          </table:table-cell>
          <table:table-cell table:style-name="ce13" office:value-type="float" office:value="26615603" calcext:value-type="float">
            <text:p>26.615.603</text:p>
          </table:table-cell>
          <table:table-cell table:style-name="ce13" office:value-type="float" office:value="-25905097" calcext:value-type="float">
            <text:p>-25.905.097</text:p>
          </table:table-cell>
          <table:table-cell table:style-name="ce13" office:value-type="float" office:value="16297" calcext:value-type="float">
            <text:p>16.297</text:p>
          </table:table-cell>
          <table:table-cell table:style-name="ce21" table:formula="of:=([.B7]+[.C7]+[.D7]-[.H7])/[.K7]" office:value-type="percentage" office:value="0.163082828576897" calcext:value-type="percentage">
            <text:p>16,31 %</text:p>
          </table:table-cell>
          <table:table-cell table:style-name="ce13" office:value-type="float" office:value="978040" calcext:value-type="float">
            <text:p>978.040</text:p>
          </table:table-cell>
          <table:table-cell table:style-name="ce13" office:value-type="float" office:value="97804" calcext:value-type="float">
            <text:p>97.804</text:p>
          </table:table-cell>
          <table:table-cell table:style-name="ce13" office:value-type="float" office:value="545306" calcext:value-type="float">
            <text:p>545.306</text:p>
          </table:table-cell>
          <table:table-cell table:style-name="ce13" office:value-type="float" office:value="51180" calcext:value-type="float">
            <text:p>51.180</text:p>
          </table:table-cell>
          <table:table-cell table:style-name="ce21" table:formula="of:=([.F7]-[.G7]+[.I7])/[.K7]" office:value-type="percentage" office:value="0.836917171423103" calcext:value-type="percentage">
            <text:p>83,69 %</text:p>
          </table:table-cell>
          <table:table-cell table:style-name="ce29" table:formula="of:=[.B7]+[.C7]+[.D7]+[.F7]-[.G7]-[.H7]+[.I7]" office:value-type="float" office:value="1112913" calcext:value-type="float">
            <text:p>1.112.913</text:p>
          </table:table-cell>
          <table:table-cell table:formula="of:=[.B7]+[.C7]-[.D7]" office:value-type="float" office:value="694209" calcext:value-type="float">
            <text:p>694.209</text:p>
          </table:table-cell>
          <table:table-cell table:style-name="ce29" table:formula="of:=[.K7]-[.K6]" office:value-type="float" office:value="102851.6" calcext:value-type="float">
            <text:p>102.852</text:p>
          </table:table-cell>
          <table:table-cell table:style-name="ce36" table:formula="of:=[.K7]/[.K6]-1" office:value-type="percentage" office:value="0.101827077046999" calcext:value-type="percentage">
            <text:p>10,18 %</text:p>
          </table:table-cell>
          <table:table-cell table:style-name="ce1" table:formula="of:=[.A7]" office:value-type="string" office:string-value="2019-08-31" calcext:value-type="string">
            <text:p>2019-08-31</text:p>
          </table:table-cell>
          <table:table-cell table:style-name="ce29" table:formula="of:=[.K7]-[.K4]" office:value-type="float" office:value="104655.8" calcext:value-type="float">
            <text:p>104.656</text:p>
          </table:table-cell>
          <table:table-cell office:value-type="float" office:value="9899.85279999976" calcext:value-type="float">
            <text:p>9.900</text:p>
          </table:table-cell>
          <table:table-cell table:number-columns-repeated="2"/>
          <table:table-cell table:style-name="ce48" table:number-columns-repeated="1004"/>
          <table:table-cell/>
        </table:table-row>
        <table:table-row table:style-name="ro1">
          <table:table-cell table:style-name="ce2" office:value-type="string" calcext:value-type="string">
            <text:p>2019-09-01</text:p>
          </table:table-cell>
          <table:table-cell office:value-type="float" office:value="26615603" calcext:value-type="float">
            <text:p>26.615.603</text:p>
          </table:table-cell>
          <table:table-cell office:value-type="float" office:value="-25905097" calcext:value-type="float">
            <text:p>-25.905.097</text:p>
          </table:table-cell>
          <table:table-cell office:value-type="float" office:value="16297" calcext:value-type="float">
            <text:p>16.297</text:p>
          </table:table-cell>
          <table:table-cell table:formula="of:=([.B8]+[.C8]+[.D8]-[.H8])/[.K8]" office:value-type="percentage" office:value="0.169294221710818" calcext:value-type="percentage">
            <text:p>16,93 %</text:p>
          </table:table-cell>
          <table:table-cell office:value-type="float" office:value="989537" calcext:value-type="float">
            <text:p>989.537</text:p>
          </table:table-cell>
          <table:table-cell office:value-type="float" office:value="98953.7" calcext:value-type="float">
            <text:p>98.954</text:p>
          </table:table-cell>
          <table:table-cell office:value-type="float" office:value="545306" calcext:value-type="float">
            <text:p>545.306</text:p>
          </table:table-cell>
          <table:table-cell office:value-type="float" office:value="0" calcext:value-type="float">
            <text:p>0</text:p>
          </table:table-cell>
          <table:table-cell table:formula="of:=([.F8]-[.G8]+[.I8])/[.K8]" office:value-type="percentage" office:value="0.830705778289182" calcext:value-type="percentage">
            <text:p>83,07 %</text:p>
          </table:table-cell>
          <table:table-cell table:formula="of:=[.B8]+[.C8]+[.D8]+[.F8]-[.G8]-[.H8]+[.I8]" office:value-type="float" office:value="1072080.3" calcext:value-type="float">
            <text:p>1.072.080</text:p>
          </table:table-cell>
          <table:table-cell table:formula="of:=[.B8]+[.C8]-[.D8]" office:value-type="float" office:value="694209" calcext:value-type="float">
            <text:p>694.209</text:p>
          </table:table-cell>
          <table:table-cell table:formula="of:=[.K8]-[.K7]" office:value-type="float" office:value="-40832.7" calcext:value-type="float">
            <text:p>-40.833</text:p>
          </table:table-cell>
          <table:table-cell table:formula="of:=[.K8]/[.K7]-1" office:value-type="percentage" office:value="-0.0366899299406153" calcext:value-type="percentage">
            <text:p>-3,67 %</text:p>
          </table:table-cell>
          <table:table-cell table:style-name="ce1" table:formula="of:=[.A8]" office:value-type="string" office:string-value="2019-09-01" calcext:value-type="string">
            <text:p>2019-09-0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019-09-15</text:p>
          </table:table-cell>
          <table:table-cell office:value-type="float" office:value="27330967" calcext:value-type="float">
            <text:p>27.330.967</text:p>
          </table:table-cell>
          <table:table-cell office:value-type="float" office:value="-26467192" calcext:value-type="float">
            <text:p>-26.467.192</text:p>
          </table:table-cell>
          <table:table-cell office:value-type="float" office:value="8221" calcext:value-type="float">
            <text:p>8.221</text:p>
          </table:table-cell>
          <table:table-cell table:formula="of:=([.B9]+[.C9]+[.D9]-[.H9])/[.K9]" office:value-type="percentage" office:value="0.139036427663687" calcext:value-type="percentage">
            <text:p>13,90 %</text:p>
          </table:table-cell>
          <table:table-cell office:value-type="float" office:value="1152129" calcext:value-type="float">
            <text:p>1.152.129</text:p>
          </table:table-cell>
          <table:table-cell office:value-type="float" office:value="115212.9" calcext:value-type="float">
            <text:p>115.213</text:p>
          </table:table-cell>
          <table:table-cell office:value-type="float" office:value="700000" calcext:value-type="float">
            <text:p>700.000</text:p>
          </table:table-cell>
          <table:table-cell office:value-type="float" office:value="28145" calcext:value-type="float">
            <text:p>28.145</text:p>
          </table:table-cell>
          <table:table-cell table:formula="of:=([.F9]-[.G9]+[.I9])/[.K9]" office:value-type="percentage" office:value="0.860963572336313" calcext:value-type="percentage">
            <text:p>86,10 %</text:p>
          </table:table-cell>
          <table:table-cell table:formula="of:=[.B9]+[.C9]+[.D9]+[.F9]-[.G9]-[.H9]+[.I9]" office:value-type="float" office:value="1237057.1" calcext:value-type="float">
            <text:p>1.237.057</text:p>
          </table:table-cell>
          <table:table-cell table:formula="of:=[.B9]+[.C9]-[.D9]" office:value-type="float" office:value="855554" calcext:value-type="float">
            <text:p>855.554</text:p>
          </table:table-cell>
          <table:table-cell table:formula="of:=[.K9]-[.K8]" office:value-type="float" office:value="164976.8" calcext:value-type="float">
            <text:p>164.977</text:p>
          </table:table-cell>
          <table:table-cell table:formula="of:=[.K9]/[.K8]-1" office:value-type="percentage" office:value="0.153884741656012" calcext:value-type="percentage">
            <text:p>15,39 %</text:p>
          </table:table-cell>
          <table:table-cell table:style-name="ce1" table:formula="of:=[.A9]" office:value-type="string" office:string-value="2019-09-15" calcext:value-type="string">
            <text:p>2019-09-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019-09-30</text:p>
          </table:table-cell>
          <table:table-cell office:value-type="float" office:value="28175909" calcext:value-type="float">
            <text:p>28.175.909</text:p>
          </table:table-cell>
          <table:table-cell office:value-type="float" office:value="-27138853" calcext:value-type="float">
            <text:p>-27.138.853</text:p>
          </table:table-cell>
          <table:table-cell office:value-type="float" office:value="0" calcext:value-type="float">
            <text:p>0</text:p>
          </table:table-cell>
          <table:table-cell table:formula="of:=([.B10]+[.C10]+[.D10]-[.H10])/[.K10]" office:value-type="percentage" office:value="0.228893243727353" calcext:value-type="percentage">
            <text:p>22,89 %</text:p>
          </table:table-cell>
          <table:table-cell office:value-type="float" office:value="1035852" calcext:value-type="float">
            <text:p>1.035.852</text:p>
          </table:table-cell>
          <table:table-cell office:value-type="float" office:value="103585.2" calcext:value-type="float">
            <text:p>103.585</text:p>
          </table:table-cell>
          <table:table-cell office:value-type="float" office:value="746851" calcext:value-type="float">
            <text:p>746.851</text:p>
          </table:table-cell>
          <table:table-cell office:value-type="float" office:value="45390" calcext:value-type="float">
            <text:p>45.390</text:p>
          </table:table-cell>
          <table:table-cell table:formula="of:=([.F10]-[.G10]+[.I10])/[.K10]" office:value-type="percentage" office:value="0.771106756272647" calcext:value-type="percentage">
            <text:p>77,11 %</text:p>
          </table:table-cell>
          <table:table-cell table:formula="of:=[.B10]+[.C10]+[.D10]+[.F10]-[.G10]-[.H10]+[.I10]" office:value-type="float" office:value="1267861.8" calcext:value-type="float">
            <text:p>1.267.862</text:p>
          </table:table-cell>
          <table:table-cell table:formula="of:=[.B10]+[.C10]-[.D10]" office:value-type="float" office:value="1037056" calcext:value-type="float">
            <text:p>1.037.056</text:p>
          </table:table-cell>
          <table:table-cell table:formula="of:=[.K10]-[.K9]" office:value-type="float" office:value="30804.7" calcext:value-type="float">
            <text:p>30.805</text:p>
          </table:table-cell>
          <table:table-cell table:formula="of:=[.K10]/[.K9]-1" office:value-type="percentage" office:value="0.0249015991258608" calcext:value-type="percentage">
            <text:p>2,49 %</text:p>
          </table:table-cell>
          <table:table-cell table:style-name="ce1" table:formula="of:=[.A10]" office:value-type="string" office:string-value="2019-09-30" calcext:value-type="string">
            <text:p>2019-09-30</text:p>
          </table:table-cell>
          <table:table-cell table:formula="of:=[.K10]-[.K7]" office:value-type="float" office:value="154948.8" calcext:value-type="float">
            <text:p>154.949</text:p>
          </table:table-cell>
          <table:table-cell office:value-type="float" office:value="35682.6111999999" calcext:value-type="float">
            <text:p>35.68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2019-10-15</text:p>
          </table:table-cell>
          <table:table-cell office:value-type="float" office:value="28904701" calcext:value-type="float">
            <text:p>28.904.701</text:p>
          </table:table-cell>
          <table:table-cell office:value-type="float" office:value="-27710524" calcext:value-type="float">
            <text:p>-27.710.524</text:p>
          </table:table-cell>
          <table:table-cell office:value-type="float" office:value="24025" calcext:value-type="float">
            <text:p>24.025</text:p>
          </table:table-cell>
          <table:table-cell table:formula="of:=([.B11]+[.C11]+[.D11]-[.H11])/[.K11]" office:value-type="percentage" office:value="0.172669006694386" calcext:value-type="percentage">
            <text:p>17,27 %</text:p>
          </table:table-cell>
          <table:table-cell office:value-type="float" office:value="1014774" calcext:value-type="float">
            <text:p>1.014.774</text:p>
          </table:table-cell>
          <table:table-cell office:value-type="float" office:value="101477.4" calcext:value-type="float">
            <text:p>101.477</text:p>
          </table:table-cell>
          <table:table-cell office:value-type="float" office:value="999461" calcext:value-type="float">
            <text:p>999.461</text:p>
          </table:table-cell>
          <table:table-cell office:value-type="float" office:value="134785" calcext:value-type="float">
            <text:p>134.785</text:p>
          </table:table-cell>
          <table:table-cell table:formula="of:=([.F11]-[.G11]+[.I11])/[.K11]" office:value-type="percentage" office:value="0.827330993305614" calcext:value-type="percentage">
            <text:p>82,73 %</text:p>
          </table:table-cell>
          <table:table-cell table:formula="of:=[.B11]+[.C11]+[.D11]+[.F11]-[.G11]-[.H11]+[.I11]" office:value-type="float" office:value="1266822.6" calcext:value-type="float">
            <text:p>1.266.823</text:p>
          </table:table-cell>
          <table:table-cell table:formula="of:=[.B11]+[.C11]-[.D11]" office:value-type="float" office:value="1170152" calcext:value-type="float">
            <text:p>1.170.152</text:p>
          </table:table-cell>
          <table:table-cell table:formula="of:=[.K11]-[.K10]" office:value-type="float" office:value="-1039.19999999995" calcext:value-type="float">
            <text:p>-1.039</text:p>
          </table:table-cell>
          <table:table-cell table:formula="of:=[.K11]/[.K10]-1" office:value-type="percentage" office:value="-0.000819647693463099" calcext:value-type="percentage">
            <text:p>-0,08 %</text:p>
          </table:table-cell>
          <table:table-cell table:style-name="ce1" table:formula="of:=[.A11]" office:value-type="string" office:string-value="2019-10-15" calcext:value-type="string">
            <text:p>2019-10-1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2019-10-31</text:p>
          </table:table-cell>
          <table:table-cell table:style-name="ce14" office:value-type="float" office:value="31288720" calcext:value-type="float">
            <text:p>31.288.720</text:p>
          </table:table-cell>
          <table:table-cell table:style-name="ce14" office:value-type="float" office:value="-29941250" calcext:value-type="float">
            <text:p>-29.941.250</text:p>
          </table:table-cell>
          <table:table-cell table:style-name="ce14" office:value-type="float" office:value="52957" calcext:value-type="float">
            <text:p>52.957</text:p>
          </table:table-cell>
          <table:table-cell table:style-name="ce22" table:formula="of:=([.B12]+[.C12]+[.D12]-[.H12])/[.K12]" office:value-type="percentage" office:value="0.413745965673894" calcext:value-type="percentage">
            <text:p>41,37 %</text:p>
          </table:table-cell>
          <table:table-cell table:style-name="ce14" office:value-type="float" office:value="915675" calcext:value-type="float">
            <text:p>915.675</text:p>
          </table:table-cell>
          <table:table-cell table:style-name="ce14" office:value-type="float" office:value="91567.5" calcext:value-type="float">
            <text:p>91.568</text:p>
          </table:table-cell>
          <table:table-cell table:style-name="ce14" office:value-type="float" office:value="782076" calcext:value-type="float">
            <text:p>782.076</text:p>
          </table:table-cell>
          <table:table-cell table:style-name="ce14" office:value-type="float" office:value="52060" calcext:value-type="float">
            <text:p>52.060</text:p>
          </table:table-cell>
          <table:table-cell table:style-name="ce22" table:formula="of:=([.F12]-[.G12]+[.I12])/[.K12]" office:value-type="percentage" office:value="0.586254034326106" calcext:value-type="percentage">
            <text:p>58,63 %</text:p>
          </table:table-cell>
          <table:table-cell table:style-name="ce30" table:formula="of:=[.B12]+[.C12]+[.D12]+[.F12]-[.G12]-[.H12]+[.I12]" office:value-type="float" office:value="1494518.5" calcext:value-type="float">
            <text:p>1.494.519</text:p>
          </table:table-cell>
          <table:table-cell table:formula="of:=[.B12]+[.C12]-[.D12]" office:value-type="float" office:value="1294513" calcext:value-type="float">
            <text:p>1.294.513</text:p>
          </table:table-cell>
          <table:table-cell table:style-name="ce30" table:formula="of:=[.K12]-[.K11]" office:value-type="float" office:value="227695.9" calcext:value-type="float">
            <text:p>227.696</text:p>
          </table:table-cell>
          <table:table-cell table:style-name="ce37" table:formula="of:=[.K12]/[.K11]-1" office:value-type="percentage" office:value="0.179737794384154" calcext:value-type="percentage">
            <text:p>17,97 %</text:p>
          </table:table-cell>
          <table:table-cell table:style-name="ce1" table:formula="of:=[.A12]" office:value-type="string" office:string-value="2019-10-31" calcext:value-type="string">
            <text:p>2019-10-31</text:p>
          </table:table-cell>
          <table:table-cell table:style-name="ce30" table:formula="of:=[.K12]-[.K10]" office:value-type="float" office:value="226656.7" calcext:value-type="float">
            <text:p>226.657</text:p>
          </table:table-cell>
          <table:table-cell office:value-type="float" office:value="28607.0484000002" calcext:value-type="float">
            <text:p>28.607</text:p>
          </table:table-cell>
          <table:table-cell table:number-columns-repeated="2"/>
          <table:table-cell table:style-name="ce49" table:number-columns-repeated="1004"/>
          <table:table-cell/>
        </table:table-row>
        <table:table-row table:style-name="ro1">
          <table:table-cell table:style-name="ce5" office:value-type="string" calcext:value-type="string">
            <text:p>2019-11-15</text:p>
          </table:table-cell>
          <table:table-cell table:style-name="ce14" office:value-type="float" office:value="34454965" calcext:value-type="float">
            <text:p>34.454.965</text:p>
          </table:table-cell>
          <table:table-cell table:style-name="ce14" office:value-type="float" office:value="-32930614" calcext:value-type="float">
            <text:p>-32.930.614</text:p>
          </table:table-cell>
          <table:table-cell table:style-name="ce14" office:value-type="float" office:value="5339" calcext:value-type="float">
            <text:p>5.339</text:p>
          </table:table-cell>
          <table:table-cell table:style-name="ce22" table:formula="of:=([.B13]+[.C13]+[.D13]-[.H13])/[.K13]" office:value-type="percentage" office:value="0.25278542943542" calcext:value-type="percentage">
            <text:p>25,28 %</text:p>
          </table:table-cell>
          <table:table-cell table:style-name="ce14" office:value-type="float" office:value="1045482" calcext:value-type="float">
            <text:p>1.045.482</text:p>
          </table:table-cell>
          <table:table-cell table:style-name="ce14" office:value-type="float" office:value="104548.2" calcext:value-type="float">
            <text:p>104.548</text:p>
          </table:table-cell>
          <table:table-cell table:style-name="ce14" office:value-type="float" office:value="1209124" calcext:value-type="float">
            <text:p>1.209.124</text:p>
          </table:table-cell>
          <table:table-cell table:style-name="ce14" office:value-type="float" office:value="6635" calcext:value-type="float">
            <text:p>6.635</text:p>
          </table:table-cell>
          <table:table-cell table:style-name="ce22" table:formula="of:=([.F13]-[.G13]+[.I13])/[.K13]" office:value-type="percentage" office:value="0.747214570564581" calcext:value-type="percentage">
            <text:p>74,72 %</text:p>
          </table:table-cell>
          <table:table-cell table:style-name="ce30" table:formula="of:=[.B13]+[.C13]+[.D13]+[.F13]-[.G13]-[.H13]+[.I13]" office:value-type="float" office:value="1268134.8" calcext:value-type="float">
            <text:p>1.268.135</text:p>
          </table:table-cell>
          <table:table-cell table:formula="of:=[.B13]+[.C13]-[.D13]" office:value-type="float" office:value="1519012" calcext:value-type="float">
            <text:p>1.519.012</text:p>
          </table:table-cell>
          <table:table-cell table:style-name="ce30" table:formula="of:=[.K13]-[.K12]" office:value-type="float" office:value="-226383.7" calcext:value-type="float">
            <text:p>-226.384</text:p>
          </table:table-cell>
          <table:table-cell table:style-name="ce37" table:formula="of:=[.K13]/[.K12]-1" office:value-type="percentage" office:value="-0.151476010501041" calcext:value-type="percentage">
            <text:p>-15,15 %</text:p>
          </table:table-cell>
          <table:table-cell table:style-name="ce1" table:formula="of:=[.A13]" office:value-type="string" office:string-value="2019-11-15" calcext:value-type="string">
            <text:p>2019-11-15</text:p>
          </table:table-cell>
          <table:table-cell table:style-name="ce30" table:number-columns-repeated="2"/>
          <table:table-cell table:number-columns-repeated="2"/>
          <table:table-cell table:style-name="ce49" table:number-columns-repeated="1004"/>
          <table:table-cell/>
        </table:table-row>
        <table:table-row table:style-name="ro1">
          <table:table-cell table:style-name="ce2" office:value-type="string" calcext:value-type="string">
            <text:p>2019-11-30</text:p>
          </table:table-cell>
          <table:table-cell office:value-type="float" office:value="34503681" calcext:value-type="float">
            <text:p>34.503.681</text:p>
          </table:table-cell>
          <table:table-cell office:value-type="float" office:value="-33344562" calcext:value-type="float">
            <text:p>-33.344.562</text:p>
          </table:table-cell>
          <table:table-cell office:value-type="float" office:value="6003" calcext:value-type="float">
            <text:p>6.003</text:p>
          </table:table-cell>
          <table:table-cell table:formula="of:=([.B14]+[.C14]+[.D14]-[.H14])/[.K14]" office:value-type="percentage" office:value="0.30497426334886" calcext:value-type="percentage">
            <text:p>30,50 %</text:p>
          </table:table-cell>
          <table:table-cell office:value-type="float" office:value="831805" calcext:value-type="float">
            <text:p>831.805</text:p>
          </table:table-cell>
          <table:table-cell office:value-type="float" office:value="83180.5" calcext:value-type="float">
            <text:p>83.181</text:p>
          </table:table-cell>
          <table:table-cell office:value-type="float" office:value="735063" calcext:value-type="float">
            <text:p>735.063</text:p>
          </table:table-cell>
          <table:table-cell office:value-type="float" office:value="231465" calcext:value-type="float">
            <text:p>231.465</text:p>
          </table:table-cell>
          <table:table-cell table:formula="of:=([.F14]-[.G14]+[.I14])/[.K14]" office:value-type="percentage" office:value="0.69502573665114" calcext:value-type="percentage">
            <text:p>69,50 %</text:p>
          </table:table-cell>
          <table:table-cell table:formula="of:=[.B14]+[.C14]+[.D14]+[.F14]-[.G14]-[.H14]+[.I14]" office:value-type="float" office:value="1410148.5" calcext:value-type="float">
            <text:p>1.410.149</text:p>
          </table:table-cell>
          <table:table-cell table:formula="of:=[.B14]+[.C14]-[.D14]" office:value-type="float" office:value="1153116" calcext:value-type="float">
            <text:p>1.153.116</text:p>
          </table:table-cell>
          <table:table-cell table:formula="of:=[.K14]-[.K13]" office:value-type="float" office:value="142013.7" calcext:value-type="float">
            <text:p>142.014</text:p>
          </table:table-cell>
          <table:table-cell table:formula="of:=[.K14]/[.K13]-1" office:value-type="percentage" office:value="0.111986280953728" calcext:value-type="percentage">
            <text:p>11,20 %</text:p>
          </table:table-cell>
          <table:table-cell table:style-name="ce1" table:formula="of:=[.A14]" office:value-type="string" office:string-value="2019-11-30" calcext:value-type="string">
            <text:p>2019-11-30</text:p>
          </table:table-cell>
          <table:table-cell table:formula="of:=[.K14]-[.K12]" office:value-type="float" office:value="-84370" calcext:value-type="float">
            <text:p>-84.370</text:p>
          </table:table-cell>
          <table:table-cell office:value-type="float" office:value="35418.8824" calcext:value-type="float">
            <text:p>35.419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2019-12-15</text:p>
          </table:table-cell>
          <table:table-cell table:style-name="ce15" office:value-type="float" office:value="35185157" calcext:value-type="float">
            <text:p>35.185.157</text:p>
          </table:table-cell>
          <table:table-cell table:style-name="ce15" office:value-type="float" office:value="-33979329" calcext:value-type="float">
            <text:p>-33.979.329</text:p>
          </table:table-cell>
          <table:table-cell table:style-name="ce15" office:value-type="float" office:value="32144" calcext:value-type="float">
            <text:p>32.144</text:p>
          </table:table-cell>
          <table:table-cell table:style-name="ce23" table:formula="of:=([.B15]+[.C15]+[.D15]-[.H15])/[.K15]" office:value-type="percentage" office:value="0.479922648839354" calcext:value-type="percentage">
            <text:p>47,99 %</text:p>
          </table:table-cell>
          <table:table-cell table:style-name="ce15" office:value-type="float" office:value="720182" calcext:value-type="float">
            <text:p>720.182</text:p>
          </table:table-cell>
          <table:table-cell table:style-name="ce15" office:value-type="float" office:value="72018.2" calcext:value-type="float">
            <text:p>72.018</text:p>
          </table:table-cell>
          <table:table-cell table:style-name="ce15" office:value-type="float" office:value="527784" calcext:value-type="float">
            <text:p>527.784</text:p>
          </table:table-cell>
          <table:table-cell table:style-name="ce15" office:value-type="float" office:value="121445" calcext:value-type="float">
            <text:p>121.445</text:p>
          </table:table-cell>
          <table:table-cell table:style-name="ce23" table:formula="of:=([.F15]-[.G15]+[.I15])/[.K15]" office:value-type="percentage" office:value="0.520077351160646" calcext:value-type="percentage">
            <text:p>52,01 %</text:p>
          </table:table-cell>
          <table:table-cell table:style-name="ce31" table:formula="of:=[.B15]+[.C15]+[.D15]+[.F15]-[.G15]-[.H15]+[.I15]" office:value-type="float" office:value="1479796.8" calcext:value-type="float">
            <text:p>1.479.797</text:p>
          </table:table-cell>
          <table:table-cell table:style-name="ce31" table:formula="of:=[.B15]+[.C15]-[.D15]" office:value-type="float" office:value="1173684" calcext:value-type="float">
            <text:p>1.173.684</text:p>
          </table:table-cell>
          <table:table-cell table:style-name="ce31" table:formula="of:=[.K15]-[.K14]" office:value-type="float" office:value="69648.3" calcext:value-type="float">
            <text:p>69.648</text:p>
          </table:table-cell>
          <table:table-cell table:style-name="ce38" table:formula="of:=[.K15]/[.K14]-1" office:value-type="percentage" office:value="0.0493907556544577" calcext:value-type="percentage">
            <text:p>4,94 %</text:p>
          </table:table-cell>
          <table:table-cell table:style-name="ce41" table:formula="of:=[.A15]" office:value-type="string" office:string-value="2019-12-15" calcext:value-type="string">
            <text:p>2019-12-15</text:p>
          </table:table-cell>
          <table:table-cell table:style-name="ce31" table:number-columns-repeated="2"/>
          <table:table-cell table:style-name="ce44" table:number-columns-repeated="2"/>
          <table:table-cell table:style-name="ce50" table:number-columns-repeated="1005"/>
        </table:table-row>
        <table:table-row table:style-name="ro1">
          <table:table-cell table:style-name="ce6" office:value-type="string" calcext:value-type="string">
            <text:p>2019-12-31</text:p>
          </table:table-cell>
          <table:table-cell table:style-name="ce15" office:value-type="float" office:value="35784653" calcext:value-type="float">
            <text:p>35.784.653</text:p>
          </table:table-cell>
          <table:table-cell table:style-name="ce15" office:value-type="float" office:value="-34457398" calcext:value-type="float">
            <text:p>-34.457.398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([.B16]+[.C16]+[.D16]-[.H16])/[.K16]" office:value-type="percentage" office:value="0.392144766794311" calcext:value-type="percentage">
            <text:p>39,21 %</text:p>
          </table:table-cell>
          <table:table-cell table:style-name="ce15" office:value-type="float" office:value="783556" calcext:value-type="float">
            <text:p>783.556</text:p>
          </table:table-cell>
          <table:table-cell table:style-name="ce15" office:value-type="float" office:value="78355.6" calcext:value-type="float">
            <text:p>78.356</text:p>
          </table:table-cell>
          <table:table-cell table:style-name="ce15" office:value-type="float" office:value="816171" calcext:value-type="float">
            <text:p>816.171</text:p>
          </table:table-cell>
          <table:table-cell table:style-name="ce15" office:value-type="float" office:value="87020" calcext:value-type="float">
            <text:p>87.020</text:p>
          </table:table-cell>
          <table:table-cell table:style-name="ce23" table:formula="of:=([.F16]-[.G16]+[.I16])/[.K16]" office:value-type="percentage" office:value="0.607855233205689" calcext:value-type="percentage">
            <text:p>60,79 %</text:p>
          </table:table-cell>
          <table:table-cell table:style-name="ce31" table:formula="of:=[.B16]+[.C16]+[.D16]+[.F16]-[.G16]-[.H16]+[.I16]" office:value-type="float" office:value="1303304.4" calcext:value-type="float">
            <text:p>1.303.304</text:p>
          </table:table-cell>
          <table:table-cell table:style-name="ce31" table:formula="of:=[.B16]+[.C16]-[.D16]" office:value-type="float" office:value="1327255" calcext:value-type="float">
            <text:p>1.327.255</text:p>
          </table:table-cell>
          <table:table-cell table:style-name="ce31" table:formula="of:=[.K16]-[.K15]" office:value-type="float" office:value="-176492.4" calcext:value-type="float">
            <text:p>-176.492</text:p>
          </table:table-cell>
          <table:table-cell table:style-name="ce38" table:formula="of:=[.K16]/[.K15]-1" office:value-type="percentage" office:value="-0.119267996795236" calcext:value-type="percentage">
            <text:p>-11,93 %</text:p>
          </table:table-cell>
          <table:table-cell table:style-name="ce41" table:formula="of:=[.A16]" office:value-type="string" office:string-value="2019-12-31" calcext:value-type="string">
            <text:p>2019-12-31</text:p>
          </table:table-cell>
          <table:table-cell table:style-name="ce31" table:formula="of:=[.K16]-[.K14]" office:value-type="float" office:value="-106844.1" calcext:value-type="float">
            <text:p>-106.844</text:p>
          </table:table-cell>
          <table:table-cell table:style-name="ce31" office:value-type="float" office:value="24025.8384" calcext:value-type="float">
            <text:p>24.026</text:p>
          </table:table-cell>
          <table:table-cell table:style-name="ce44" office:value-type="float" office:value="77.9" calcext:value-type="float">
            <text:p>77,9</text:p>
          </table:table-cell>
          <table:table-cell table:style-name="ce44" table:formula="of:=[.K16]/[.R16]" office:value-type="float" office:value="16730.4801026958" calcext:value-type="float">
            <text:p>16730,4801026958</text:p>
          </table:table-cell>
          <table:table-cell table:style-name="ce50" table:number-columns-repeated="1005"/>
        </table:table-row>
        <table:table-row table:style-name="ro1">
          <table:table-cell table:style-name="ce7" office:value-type="string" calcext:value-type="string">
            <text:p>2020-01-15</text:p>
          </table:table-cell>
          <table:table-cell table:style-name="ce16" office:value-type="float" office:value="35826221" calcext:value-type="float">
            <text:p>35.826.221</text:p>
          </table:table-cell>
          <table:table-cell table:style-name="ce16" office:value-type="float" office:value="-34776989" calcext:value-type="float">
            <text:p>-34.776.989</text:p>
          </table:table-cell>
          <table:table-cell table:style-name="ce16" office:value-type="float" office:value="0" calcext:value-type="float">
            <text:p>0</text:p>
          </table:table-cell>
          <table:table-cell table:style-name="ce24" table:formula="of:=([.B17]+[.C17]+[.D17]-[.H17])/[.K17]" office:value-type="percentage" office:value="0.168316808723754" calcext:value-type="percentage">
            <text:p>16,83 %</text:p>
          </table:table-cell>
          <table:table-cell table:style-name="ce16" office:value-type="float" office:value="1324506" calcext:value-type="float">
            <text:p>1.324.506</text:p>
          </table:table-cell>
          <table:table-cell table:style-name="ce16" office:value-type="float" office:value="132450.6" calcext:value-type="float">
            <text:p>132.451</text:p>
          </table:table-cell>
          <table:table-cell table:style-name="ce16" office:value-type="float" office:value="773410" calcext:value-type="float">
            <text:p>773.410</text:p>
          </table:table-cell>
          <table:table-cell table:style-name="ce16" office:value-type="float" office:value="170830" calcext:value-type="float">
            <text:p>170.830</text:p>
          </table:table-cell>
          <table:table-cell table:style-name="ce24" table:formula="of:=([.F17]-[.G17]+[.I17])/[.K17]" office:value-type="percentage" office:value="0.831683191276246" calcext:value-type="percentage">
            <text:p>83,17 %</text:p>
          </table:table-cell>
          <table:table-cell table:style-name="ce32" table:formula="of:=[.B17]+[.C17]+[.D17]+[.F17]-[.G17]-[.H17]+[.I17]" office:value-type="float" office:value="1638707.4" calcext:value-type="float">
            <text:p>1.638.707</text:p>
          </table:table-cell>
          <table:table-cell table:style-name="ce32" table:formula="of:=[.B17]+[.C17]-[.D17]" office:value-type="float" office:value="1049232" calcext:value-type="float">
            <text:p>1.049.232</text:p>
          </table:table-cell>
          <table:table-cell table:style-name="ce32" table:formula="of:=[.K17]-[.K16]" office:value-type="float" office:value="335403" calcext:value-type="float">
            <text:p>335.403</text:p>
          </table:table-cell>
          <table:table-cell table:style-name="ce39" table:formula="of:=[.K17]/[.K16]-1" office:value-type="percentage" office:value="0.257348168240666" calcext:value-type="percentage">
            <text:p>25,73 %</text:p>
          </table:table-cell>
          <table:table-cell table:style-name="ce42" table:formula="of:=[.A17]" office:value-type="string" office:string-value="2020-01-15" calcext:value-type="string">
            <text:p>2020-01-15</text:p>
          </table:table-cell>
          <table:table-cell table:style-name="ce32"/>
          <table:table-cell table:style-name="ce32" office:value-type="float" office:value="24026.8384" calcext:value-type="float">
            <text:p>24.027</text:p>
          </table:table-cell>
          <table:table-cell table:style-name="ce45" table:number-columns-repeated="2"/>
          <table:table-cell table:style-name="ce51" table:number-columns-repeated="1005"/>
        </table:table-row>
        <table:table-row table:style-name="ro1">
          <table:table-cell table:style-name="ce7" office:value-type="string" calcext:value-type="string">
            <text:p>2020-02-15</text:p>
          </table:table-cell>
          <table:table-cell table:style-name="ce16" office:value-type="float" office:value="37775614" calcext:value-type="float">
            <text:p>37.775.614</text:p>
          </table:table-cell>
          <table:table-cell table:style-name="ce16" office:value-type="float" office:value="-36444580" calcext:value-type="float">
            <text:p>-36.444.580</text:p>
          </table:table-cell>
          <table:table-cell table:style-name="ce16" office:value-type="float" office:value="93271" calcext:value-type="float">
            <text:p>93.271</text:p>
          </table:table-cell>
          <table:table-cell table:style-name="ce24" table:formula="of:=([.B18]+[.C18]+[.D18]-[.H18])/[.K18]" office:value-type="percentage" office:value="0.369495049594148" calcext:value-type="percentage">
            <text:p>36,95 %</text:p>
          </table:table-cell>
          <table:table-cell table:style-name="ce16" office:value-type="float" office:value="957515" calcext:value-type="float">
            <text:p>957.515</text:p>
          </table:table-cell>
          <table:table-cell table:style-name="ce16" office:value-type="float" office:value="95751.5" calcext:value-type="float">
            <text:p>95.752</text:p>
          </table:table-cell>
          <table:table-cell table:style-name="ce16" office:value-type="float" office:value="911626" calcext:value-type="float">
            <text:p>911.626</text:p>
          </table:table-cell>
          <table:table-cell table:style-name="ce16" office:value-type="float" office:value="13070" calcext:value-type="float">
            <text:p>13.070</text:p>
          </table:table-cell>
          <table:table-cell table:style-name="ce24" table:formula="of:=([.F18]-[.G18]+[.I18])/[.K18]" office:value-type="percentage" office:value="0.630504950405852" calcext:value-type="percentage">
            <text:p>63,05 %</text:p>
          </table:table-cell>
          <table:table-cell table:style-name="ce32" table:formula="of:=[.B18]+[.C18]+[.D18]+[.F18]-[.G18]-[.H18]+[.I18]" office:value-type="float" office:value="1387512.5" calcext:value-type="float">
            <text:p>1.387.513</text:p>
          </table:table-cell>
          <table:table-cell table:style-name="ce32" table:formula="of:=[.B18]+[.C18]-[.D18]" office:value-type="float" office:value="1237763" calcext:value-type="float">
            <text:p>1.237.763</text:p>
          </table:table-cell>
          <table:table-cell table:style-name="ce32" table:formula="of:=[.K18]-[.K17]" office:value-type="float" office:value="-251194.9" calcext:value-type="float">
            <text:p>-251.195</text:p>
          </table:table-cell>
          <table:table-cell table:style-name="ce39" table:formula="of:=[.K18]/[.K17]-1" office:value-type="percentage" office:value="-0.153288439412674" calcext:value-type="percentage">
            <text:p>-15,33 %</text:p>
          </table:table-cell>
          <table:table-cell table:style-name="ce42" table:formula="of:=[.A18]" office:value-type="string" office:string-value="2020-02-15" calcext:value-type="string">
            <text:p>2020-02-15</text:p>
          </table:table-cell>
          <table:table-cell table:style-name="ce32"/>
          <table:table-cell table:style-name="ce32" office:value-type="float" office:value="24027.8384" calcext:value-type="float">
            <text:p>24.028</text:p>
          </table:table-cell>
          <table:table-cell table:style-name="ce45" table:number-columns-repeated="2"/>
          <table:table-cell table:style-name="ce51" table:number-columns-repeated="1005"/>
        </table:table-row>
        <table:table-row table:style-name="ro1">
          <table:table-cell table:style-name="ce8" office:value-type="string" calcext:value-type="string">
            <text:p>2020-02-29</text:p>
          </table:table-cell>
          <table:table-cell office:value-type="float" office:value="38423551" calcext:value-type="float">
            <text:p>38.423.551</text:p>
          </table:table-cell>
          <table:table-cell office:value-type="float" office:value="-37119321" calcext:value-type="float">
            <text:p>-37.119.321</text:p>
          </table:table-cell>
          <table:table-cell office:value-type="float" office:value="0" calcext:value-type="float">
            <text:p>0</text:p>
          </table:table-cell>
          <table:table-cell table:formula="of:=([.B19]+[.C19]+[.D19]-[.H19])/[.K19]" office:value-type="percentage" office:value="0.540445626246303" calcext:value-type="percentage">
            <text:p>54,04 %</text:p>
          </table:table-cell>
          <table:table-cell office:value-type="float" office:value="672807" calcext:value-type="float">
            <text:p>672.807</text:p>
          </table:table-cell>
          <table:table-cell office:value-type="float" office:value="67280.7" calcext:value-type="float">
            <text:p>67.281</text:p>
          </table:table-cell>
          <table:table-cell office:value-type="float" office:value="516606" calcext:value-type="float">
            <text:p>516.606</text:p>
          </table:table-cell>
          <table:table-cell office:value-type="float" office:value="64210" calcext:value-type="float">
            <text:p>64.210</text:p>
          </table:table-cell>
          <table:table-cell table:formula="of:=([.F19]-[.G19]+[.I19])/[.K19]" office:value-type="percentage" office:value="0.459554373753697" calcext:value-type="percentage">
            <text:p>45,96 %</text:p>
          </table:table-cell>
          <table:table-cell table:formula="of:=[.B19]+[.C19]+[.D19]+[.F19]-[.G19]-[.H19]+[.I19]" office:value-type="float" office:value="1457360.3" calcext:value-type="float">
            <text:p>1.457.360</text:p>
          </table:table-cell>
          <table:table-cell table:formula="of:=[.B19]+[.C19]-[.D19]" office:value-type="float" office:value="1304230" calcext:value-type="float">
            <text:p>1.304.230</text:p>
          </table:table-cell>
          <table:table-cell table:formula="of:=[.K19]-[.K18]" office:value-type="float" office:value="69847.8000000001" calcext:value-type="float">
            <text:p>69.848</text:p>
          </table:table-cell>
          <table:table-cell table:formula="of:=[.K19]/[.K18]-1" office:value-type="percentage" office:value="0.0503403032405114" calcext:value-type="percentage">
            <text:p>5,03 %</text:p>
          </table:table-cell>
          <table:table-cell table:style-name="ce1" table:formula="of:=[.A19]" office:value-type="string" office:string-value="2020-02-29" calcext:value-type="string">
            <text:p>2020-02-29</text:p>
          </table:table-cell>
          <table:table-cell/>
          <table:table-cell office:value-type="float" office:value="24028.8384" calcext:value-type="float">
            <text:p>24.029</text:p>
          </table:table-cell>
          <table:table-cell office:value-type="float" office:value="83.75" calcext:value-type="float">
            <text:p>83,75</text:p>
          </table:table-cell>
          <table:table-cell table:formula="of:=[.K19]/[.R19]" office:value-type="float" office:value="17401.3170149254" calcext:value-type="float">
            <text:p>17401,3170149254</text:p>
          </table:table-cell>
          <table:table-cell table:number-columns-repeated="1005"/>
        </table:table-row>
        <table:table-row table:style-name="ro1">
          <table:table-cell table:style-name="ce2"/>
          <table:table-cell table:number-columns-repeated="8"/>
          <table:table-cell table:style-name="ce25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number-columns-repeated="9"/>
          <table:table-cell table:style-name="ce2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table:style-name="ce17" office:value-type="string" calcext:value-type="string" table:number-columns-spanned="2" table:number-rows-spanned="1">
            <text:p>AUMENTO</text:p>
          </table:table-cell>
          <table:covered-table-cell/>
          <table:table-cell table:number-columns-repeated="3"/>
          <table:table-cell table:formula="of:=349000+1324506-132451-773410+170830" office:value-type="float" office:value="938475" calcext:value-type="float">
            <text:p>938.475</text:p>
          </table:table-cell>
          <table:table-cell table:number-columns-repeated="7"/>
          <table:table-cell table:style-name="Default"/>
          <table:table-cell table:number-columns-repeated="1009"/>
        </table:table-row>
        <table:table-row table:style-name="ro1" table:number-rows-repeated="6">
          <table:table-cell table:number-columns-repeated="14"/>
          <table:table-cell table:style-name="Default"/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atrimonio_12051.E1:patrimonio_12051.E1048576 patrimonio_12051.J1:patrimonio_12051.J104857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atrimonio_12051.J20:patrimonio_12051.J2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atrimonio_12051.J20:patrimonio_12051.J2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Hoja2" table:style-name="ta1">
        <table:table-column table:style-name="co10" table:default-cell-style-name="ce52"/>
        <table:table-column table:style-name="co10" table:default-cell-style-name="ce54"/>
        <table:table-column table:style-name="co11" table:number-columns-repeated="2" table:default-cell-style-name="ce52"/>
        <table:table-column table:style-name="co11" table:default-cell-style-name="ce54"/>
        <table:table-column table:style-name="co10" table:number-columns-repeated="2" table:default-cell-style-name="ce52"/>
        <table:table-column table:style-name="co10" table:default-cell-style-name="ce54"/>
        <table:table-column table:style-name="co11" table:default-cell-style-name="ce54"/>
        <table:table-column table:style-name="co10" table:default-cell-style-name="ce54"/>
        <table:table-column table:style-name="co10" table:default-cell-style-name="ce61"/>
        <table:table-column table:style-name="co12" table:default-cell-style-name="ce62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DELTA STCK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PROOVEDOR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PAGO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CAJA</text:p>
          </table:table-cell>
          <table:table-cell office:value-type="string" calcext:value-type="string">
            <text:p>FIJOS</text:p>
          </table:table-cell>
          <table:table-cell office:value-type="string" calcext:value-type="string">
            <text:p>RESULTADO</text:p>
          </table:table-cell>
          <table:table-cell table:number-columns-repeated="2"/>
          <table:table-cell office:value-type="string" calcext:value-type="string">
            <text:p>A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0.1*[.H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[.B2]-[.E2]+[.H2]-[.I2]+[.J2]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0.1*[.H3]" office:value-type="float" office:value="10" calcext:value-type="float">
            <text:p>10</text:p>
          </table:table-cell>
          <table:table-cell table:formula="of:=[.J2]-[.K3]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[.B3]-[.E3]+[.H3]-[.I3]+[.J3]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0.1*[.H4]"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formula="of:=[.B4]-[.E4]+[.H4]-[.I4]+[.J4]"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53" office:value-type="string" calcext:value-type="string">
            <text:p>2019-12-15</text:p>
          </table:table-cell>
          <table:table-cell table:style-name="ce55" office:value-type="float" office:value="1173684" calcext:value-type="float">
            <text:p>1.173.684</text:p>
          </table:table-cell>
          <table:table-cell table:style-name="ce56" table:number-columns-repeated="2"/>
          <table:table-cell table:style-name="ce57" office:value-type="float" office:value="527784" calcext:value-type="float">
            <text:p>527.784</text:p>
          </table:table-cell>
          <table:table-cell table:style-name="ce59" table:number-columns-repeated="2"/>
          <table:table-cell table:style-name="ce57" office:value-type="float" office:value="720182" calcext:value-type="float">
            <text:p>720.182</text:p>
          </table:table-cell>
          <table:table-cell table:style-name="ce57" office:value-type="float" office:value="72018.2" calcext:value-type="float">
            <text:p>72.018</text:p>
          </table:table-cell>
          <table:table-cell table:style-name="ce57" office:value-type="float" office:value="121445" calcext:value-type="float">
            <text:p>121.445</text:p>
          </table:table-cell>
          <table:table-cell/>
          <table:table-cell table:formula="of:=[.B6]-[.E6]+[.H6]-[.I6]+[.J6]" office:value-type="float" office:value="1415508.8" calcext:value-type="float">
            <text:p>1.415.509</text:p>
          </table:table-cell>
          <table:table-cell table:number-columns-repeated="3"/>
        </table:table-row>
        <table:table-row table:style-name="ro1">
          <table:table-cell table:style-name="ce53" office:value-type="string" calcext:value-type="string">
            <text:p>2019-12-31</text:p>
          </table:table-cell>
          <table:table-cell table:style-name="ce55" office:value-type="float" office:value="1327255" calcext:value-type="float">
            <text:p>1.327.255</text:p>
          </table:table-cell>
          <table:table-cell table:style-name="ce56" table:formula="of:=[.B7]-[.B6]" office:value-type="float" office:value="153571" calcext:value-type="float">
            <text:p>153.571</text:p>
          </table:table-cell>
          <table:table-cell table:style-name="ce56" table:formula="of:=[.F7]-[.C7]" office:value-type="float" office:value="442429" calcext:value-type="float">
            <text:p>442.429</text:p>
          </table:table-cell>
          <table:table-cell table:style-name="ce57" office:value-type="float" office:value="816171" calcext:value-type="float">
            <text:p>816.171</text:p>
          </table:table-cell>
          <table:table-cell table:style-name="ce59" office:value-type="float" office:value="596000" calcext:value-type="float">
            <text:p>596.000</text:p>
          </table:table-cell>
          <table:table-cell table:style-name="ce59" table:formula="of:=[.E6]+[.F7]-[.E7]" office:value-type="float" office:value="307613" calcext:value-type="float">
            <text:p>307.613</text:p>
          </table:table-cell>
          <table:table-cell table:style-name="ce57" office:value-type="float" office:value="783556" calcext:value-type="float">
            <text:p>783.556</text:p>
          </table:table-cell>
          <table:table-cell table:style-name="ce57" office:value-type="float" office:value="78355.6" calcext:value-type="float">
            <text:p>78.356</text:p>
          </table:table-cell>
          <table:table-cell table:style-name="ce57" office:value-type="float" office:value="87020" calcext:value-type="float">
            <text:p>87.020</text:p>
          </table:table-cell>
          <table:table-cell/>
          <table:table-cell table:formula="of:=[.B7]-[.E7]+[.H7]-[.I7]+[.J7]" office:value-type="float" office:value="1303304.4" calcext:value-type="float">
            <text:p>1.303.304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 table:number-rows-repeated="2">
          <table:table-cell table:number-columns-repeated="4"/>
          <table:table-cell table:style-name="ce58"/>
          <table:table-cell table:style-name="ce60" table:number-columns-repeated="2"/>
          <table:table-cell table:style-name="ce58" table:number-columns-repeated="3"/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4"/>
          <table:table-cell office:value-type="float" office:value="29841" calcext:value-type="float">
            <text:p>29841</text:p>
          </table:table-cell>
        </table:table-row>
        <table:table-row table:style-name="ro1">
          <table:table-cell table:number-columns-repeated="14"/>
          <table:table-cell office:value-type="float" office:value="103726" calcext:value-type="float">
            <text:p>103726</text:p>
          </table:table-cell>
        </table:table-row>
        <table:table-row table:style-name="ro1">
          <table:table-cell table:number-columns-repeated="14"/>
          <table:table-cell office:value-type="float" office:value="136741" calcext:value-type="float">
            <text:p>136741</text:p>
          </table:table-cell>
        </table:table-row>
        <table:table-row table:style-name="ro1">
          <table:table-cell table:number-columns-repeated="14"/>
          <table:table-cell office:value-type="float" office:value="139417" calcext:value-type="float">
            <text:p>139417</text:p>
          </table:table-cell>
        </table:table-row>
        <table:table-row table:style-name="ro1">
          <table:table-cell table:number-columns-repeated="14"/>
          <table:table-cell office:value-type="float" office:value="32517" calcext:value-type="float">
            <text:p>32517</text:p>
          </table:table-cell>
        </table:table-row>
        <table:table-row table:style-name="ro1">
          <table:table-cell table:number-columns-repeated="14"/>
          <table:table-cell office:value-type="float" office:value="51701" calcext:value-type="float">
            <text:p>51701</text:p>
          </table:table-cell>
        </table:table-row>
        <table:table-row table:style-name="ro1">
          <table:table-cell table:number-columns-repeated="14"/>
          <table:table-cell office:value-type="float" office:value="28000" calcext:value-type="float">
            <text:p>28000</text:p>
          </table:table-cell>
        </table:table-row>
        <table:table-row table:style-name="ro1">
          <table:table-cell table:number-columns-repeated="14"/>
          <table:table-cell office:value-type="float" office:value="42521" calcext:value-type="float">
            <text:p>42521</text:p>
          </table:table-cell>
        </table:table-row>
        <table:table-row table:style-name="ro1" table:number-rows-repeated="104855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10P0" style:volatile="true">
      <number:number number:decimal-places="0" loext:min-decimal-places="0" number:min-integer-digits="1" number:grouping="true"/>
    </number:number-style>
    <number:number-style style:name="N110" number:title="Definido por el usuario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1" loext:forced-exponent-sign="true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lt;=1.79769313486232E+308" style:apply-style-name="N118P0"/>
    </number:text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0">
      <number:number number:decimal-places="2" loext:min-decimal-places="2" number:min-integer-digits="1"/>
      <number:text>%</number:text>
    </number:percentage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number-style style:name="N123">
      <number:text/>
    </number:number-style>
    <number:number-style style:name="N125P0" style:volatile="true">
      <number:text>$</number:text>
      <number:number number:decimal-places="0" loext:min-decimal-places="0" number:min-integer-digits="1" number:grouping="true"/>
    </number:number-style>
    <number:number-style style:name="N125">
      <number:text>-$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</number:number-style>
    <number:number-style style:name="N126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</number:number-style>
    <number:number-style style:name="N128">
      <number:text>-$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</number:number-style>
    <number:number-style style:name="N129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$ </number:text>
      <number:number number:decimal-places="0" loext:min-decimal-places="0" number:min-integer-digits="1" number:grouping="true"/>
    </number:number-style>
    <number:number-style style:name="N147">
      <number:text>$ -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 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 </number:text>
      <number:number number:decimal-places="2" loext:min-decimal-places="2" number:min-integer-digits="1" number:grouping="true"/>
    </number:number-style>
    <number:number-style style:name="N150P0" style:volatile="true">
      <number:text>$ </number:text>
      <number:number number:decimal-places="2" loext:min-decimal-places="2" number:min-integer-digits="1" number:grouping="true"/>
    </number:number-style>
    <number:number-style style:name="N150">
      <number:text>$ -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 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3P2" style:volatile="true">
      <loext:text>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$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loext:min-decimal-places="0" number:min-integer-digits="1" number:grouping="true"/>
      <number:text> €</number:text>
    </number:number-style>
    <number:number-style style:name="N16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0" loext:min-decimal-places="0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6P0"/>
    </number:number-style>
    <number:number-style style:name="N168P0" style:volatile="true">
      <number:number number:decimal-places="2" loext:min-decimal-places="2" number:min-integer-digits="1" number:grouping="true"/>
      <number:text> €</number:text>
    </number:number-style>
    <number:number-style style:name="N16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8P0"/>
    </number:number-style>
    <number:number-style style:name="N169P0" style:volatile="true">
      <number:number number:decimal-places="2" loext:min-decimal-places="2" number:min-integer-digits="1" number:grouping="true"/>
      <number:text> €</number:text>
    </number:number-style>
    <number:number-style style:name="N16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9P0"/>
    </number:number-style>
    <number:number-style style:name="N17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3P2" style:volatile="true">
      <loext:text> </loext:text>
      <loext:fill-character> </loext:fill-character>
      <number:text>- €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7P2" style:volatile="true">
      <loext:text> </loext:text>
      <loext:fill-character> </loext:fill-character>
      <number:text>-   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8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8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87" number:title="Definido por el usuario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88" number:title="Definido por el usuario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90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91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91P0"/>
    </number:number-style>
    <number:number-style style:name="N19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3P2" style:volatile="true">
      <loext:text> $ </loext:text>
      <loext:fill-character> </loext:fill-character>
      <number:text>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5P2" style:volatile="true">
      <loext:text> </loext:text>
      <loext:fill-character> </loext:fill-character>
      <number:text>- </number:text>
    </number:number-style>
    <number:text-style style:name="N195" number:title="Definido por el usuario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7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 number:title="Definido por el usuario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2P0" style:volatile="true">
      <loext:text> $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2P1" style:volatile="true">
      <loext:text> $ </loext:text>
      <loext:fill-character> </loext:fill-character>
      <number:text>-</number:text>
      <number:number number:decimal-places="3" loext:min-decimal-places="3" number:min-integer-digits="1" number:grouping="true"/>
      <number:text> </number:text>
    </number:number-style>
    <number:number-style style:name="N20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$ </number:text>
      <number:number number:decimal-places="1" loext:min-decimal-places="1" number:min-integer-digits="1" number:grouping="true"/>
    </number:number-style>
    <number:number-style style:name="N204">
      <style:text-properties fo:color="#ff0000"/>
      <number:text>$ -</number:text>
      <number:number number:decimal-places="1" loext:min-decimal-places="1" number:min-integer-digits="1" number:grouping="true"/>
      <style:map style:condition="value()&gt;=0" style:apply-style-name="N204P0"/>
    </number:number-style>
    <number:number-style style:name="N205">
      <number:number number:decimal-places="4" loext:min-decimal-places="4" number:min-integer-digits="1"/>
    </number:number-style>
    <number:number-style style:name="N206">
      <number:text>$ </number:text>
      <number:number number:decimal-places="3" loext:min-decimal-places="3" number:min-integer-digits="1" number:grouping="true"/>
    </number:number-style>
    <number:number-style style:name="N207P0" style:volatile="true">
      <number:text>$ </number:text>
      <number:number number:decimal-places="3" loext:min-decimal-places="3" number:min-integer-digits="1" number:grouping="true"/>
    </number:number-style>
    <number:number-style style:name="N207">
      <style:text-properties fo:color="#ff0000"/>
      <number:text>$ -</number:text>
      <number:number number:decimal-places="3" loext:min-decimal-places="3" number:min-integer-digits="1" number:grouping="true"/>
      <style:map style:condition="value()&gt;=0" style:apply-style-name="N207P0"/>
    </number:number-style>
    <number:number-style style:name="N210P0" style:volatile="true">
      <loext:text> $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0P1" style:volatile="true">
      <loext:text> $ </loext:text>
      <loext:fill-character> </loext:fill-character>
      <number:text>-</number:text>
      <number:number number:decimal-places="1" loext:min-decimal-places="1" number:min-integer-digits="1" number:grouping="true"/>
      <number:text> </number:text>
    </number:number-style>
    <number:number-style style:name="N21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3P0" style:volatile="true">
      <loext:text> $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13P1" style:volatile="true">
      <loext:text> $ </loext:text>
      <loext:fill-character> </loext:fill-character>
      <number:text>-</number:text>
      <number:number number:decimal-places="4" loext:min-decimal-places="4" number:min-integer-digits="1" number:grouping="true"/>
      <number:text> </number:text>
    </number:number-style>
    <number:number-style style:name="N21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14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loext:text> $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217P1" style:volatile="true">
      <loext:text> $ </loext:text>
      <loext:fill-character> </loext:fill-character>
      <number:text>-</number:text>
      <number:number number:decimal-places="5" loext:min-decimal-places="5" number:min-integer-digits="1" number:grouping="true"/>
      <number:text> </number:text>
    </number:number-style>
    <number:number-style style:name="N21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loext:text> $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220P1" style:volatile="true">
      <loext:text> $ </loext:text>
      <loext:fill-character> </loext:fill-character>
      <number:text>-</number:text>
      <number:number number:decimal-places="6" loext:min-decimal-places="6" number:min-integer-digits="1" number:grouping="true"/>
      <number:text> </number:text>
    </number:number-style>
    <number:number-style style:name="N22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0">
      <number:text> </number:text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loext:text> $ </loext:text>
      <loext:fill-character> </loext:fill-character>
      <number:number number:decimal-places="7" loext:min-decimal-places="7" number:min-integer-digits="1" number:grouping="true"/>
      <number:text> </number:text>
    </number:number-style>
    <number:number-style style:name="N223P1" style:volatile="true">
      <loext:text> $ </loext:text>
      <loext:fill-character> </loext:fill-character>
      <number:text>-</number:text>
      <number:number number:decimal-places="7" loext:min-decimal-places="7" number:min-integer-digits="1" number:grouping="true"/>
      <number:text> </number:text>
    </number:number-style>
    <number:number-style style:name="N22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3">
      <number:text> </number:text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225P0"/>
    </number:number-style>
    <number:date-style style:name="N226">
      <number:day number:style="long"/>
      <number:text>-</number:text>
      <number:month number:style="long"/>
      <number:text>-AA</number:text>
    </number:date-style>
    <number:date-style style:name="N227">
      <number:day number:style="long"/>
      <number:text>-</number:text>
      <number:month number:style="long"/>
      <number:text>-</number:text>
      <number:year/>
    </number:date-style>
    <number:currency-style style:name="N228">
      <number:currency-symbol number:language="es" number:country="AR">$</number:currency-symbol>
      <number:text> </number:text>
      <number:number number:decimal-places="2" loext:min-decimal-places="2" number:min-integer-digits="1" number:grouping="true"/>
    </number:currency-style>
    <number:currency-style style:name="N229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s" number:country="AR">$</number:currency-symbol>
      <number:number number:decimal-places="2" loext:min-decimal-places="2" number:min-integer-digits="1" number:grouping="true"/>
      <style:map style:condition="value()&gt;=0" style:apply-style-name="N229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00/00/0000</text:date>, <text:time style:data-style-name="N2" text:time-value="17:47:56.0860890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7T19:26:59.975613402</dc:date>
    <meta:editing-duration>PT4H10M31S</meta:editing-duration>
    <meta:editing-cycles>12</meta:editing-cycles>
    <meta:generator>LibreOffice/5.2.7.2$Linux_X86_64 LibreOffice_project/20m0$Build-2</meta:generator>
    <meta:document-statistic meta:table-count="2" meta:cell-count="375" meta:object-count="0"/>
  </office:meta>
</office:document-meta>
</file>